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1.608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12.208cm"/>
    </style:style>
    <style:style style:name="co6" style:family="table-column">
      <style:table-column-properties fo:break-before="auto" style:column-width="19.9cm"/>
    </style:style>
    <style:style style:name="co7" style:family="table-column">
      <style:table-column-properties fo:break-before="auto" style:column-width="15.984cm"/>
    </style:style>
    <style:style style:name="co8" style:family="table-column">
      <style:table-column-properties fo:break-before="auto" style:column-width="10.726cm"/>
    </style:style>
    <style:style style:name="co9" style:family="table-column">
      <style:table-column-properties fo:break-before="auto" style:column-width="4.48cm"/>
    </style:style>
    <style:style style:name="co10" style:family="table-column">
      <style:table-column-properties fo:break-before="auto" style:column-width="11.0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UserLogin">
      <style:table-properties table:display="true" style:writing-mode="lr-tb"/>
    </style:style>
    <style:style style:name="ta2" style:family="table" style:master-page-name="PageStyle_5f_LandingPage">
      <style:table-properties table:display="true" style:writing-mode="lr-tb"/>
    </style:style>
    <style:style style:name="ta3" style:family="table" style:master-page-name="PageStyle_5f_AddingGoals">
      <style:table-properties table:display="true" style:writing-mode="lr-tb"/>
    </style:style>
    <style:style style:name="ta4" style:family="table" style:master-page-name="PageStyle_5f_Report">
      <style:table-properties table:display="true" style:writing-mode="lr-tb"/>
    </style:style>
    <style:style style:name="ta5" style:family="table" style:master-page-name="PageStyle_5f_Investments">
      <style:table-properties table:display="true" style:writing-mode="lr-tb"/>
    </style:style>
    <style:style style:name="ta6" style:family="table" style:master-page-name="PageStyle_5f_Utilities">
      <style:table-properties table:display="true" style:writing-mode="lr-tb"/>
    </style:style>
    <style:style style:name="ta7" style:family="table" style:master-page-name="PageStyle_5f_Budg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Log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hould be able to register by using email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should be able to login using registered email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be able to reset password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 should be abe to login with Google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dingPage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to see tabs (Home,Budget,Investments,Utilities)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ddingGoals" table:style-name="ta3">
        <table:table-column table:style-name="co1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hould be able to add goal (Title,Description,AmountRequired,StartData, EndDate)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should be able to update existing goal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be able to remove goal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als to be categorized as short term,mid term, lon term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port" table:style-name="ta4">
        <table:table-column table:style-name="co4" table:default-cell-style-name="Default"/>
        <table:table-column table:style-name="co7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to see all the goals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to see goals with descending order of end Date from current date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to see completed goals (by choice)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 to see goal completion percentage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vestments" table:style-name="ta5">
        <table:table-column table:style-name="co4" table:default-cell-style-name="Default"/>
        <table:table-column table:style-name="co8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hould be able to add investment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should be able to add Loan Repayment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be able to tag investment to a goal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tilities" table:style-name="ta6">
        <table:table-column table:style-name="co4" table:default-cell-style-name="Default"/>
        <table:table-column table:style-name="co9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 Calculator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I Calculator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lation Calculator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al SIP Calculator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x Calculator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udget" table:style-name="ta7">
        <table:table-column table:style-name="co4" table:default-cell-style-name="Default"/>
        <table:table-column table:style-name="co10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to be able to make an annual Budget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to be able to review existing Budget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not be able to modify closed Budget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5:58:43.634400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dingPage" style:display-name="PageStyle_Landing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Login" style:display-name="PageStyle_User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ingGoals" style:display-name="PageStyle_AddingGo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stments" style:display-name="PageStyle_Invest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ties" style:display-name="PageStyle_Ut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" style:display-name="PageStyle_Budg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1-06-12T14:49:43</dc:date>
    <meta:generator>LibreOffice/6.4.7.2$Linux_X86_64 LibreOffice_project/40$Build-2</meta:generator>
    <meta:document-statistic meta:table-count="7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